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E000000CC3321BA80C41251A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apple-system" svg:font-family="apple-system, BlinkMacSystemFont, 'Segoe UI', Roboto, Oxygen-Sans, Ubuntu, Cantarell, 'Helvetica Neue', sans-serif"/>
    <style:font-face style:name="apple-system1" svg:font-family="apple-system, BlinkMacSystemFont, 'Segoe UI', Helvetica, Arial, sans-serif, 'Apple Color Emoji', 'Segoe UI Emoji', 'Segoe UI Symbol'"/>
  </office:font-face-decls>
  <office:automatic-styles>
    <style:style style:name="Tabel1" style:family="table">
      <style:table-properties style:width="4.611cm" fo:margin-left="0.499cm" fo:margin-top="0cm" fo:margin-bottom="0cm" table:align="left"/>
    </style:style>
    <style:style style:name="Tabel1.A" style:family="table-column">
      <style:table-column-properties style:column-width="2.311cm"/>
    </style:style>
    <style:style style:name="Tabel1.B" style:family="table-column">
      <style:table-column-properties style:column-width="2.3cm"/>
    </style:style>
    <style:style style:name="Tabel1.1" style:family="table-row">
      <style:table-row-properties style:row-height="0.45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Calibri" fo:font-size="10pt" style:font-size-asian="10pt" style:font-size-complex="10pt" style:font-weight-complex="bold"/>
    </style:style>
    <style:style style:name="P2" style:family="paragraph" style:parent-style-name="Standard">
      <style:paragraph-properties fo:text-align="start" style:justify-single-word="false"/>
      <style:text-properties style:font-name="Calibri" fo:font-size="10pt" style:font-size-asian="10pt" style:font-size-complex="10pt"/>
    </style:style>
    <style:style style:name="P3" style:family="paragraph" style:parent-style-name="Standard">
      <style:paragraph-properties fo:margin-left="0.499cm" fo:margin-right="0cm" fo:text-align="start" style:justify-single-word="false" fo:text-indent="0cm" style:auto-text-indent="false">
        <style:tab-stops/>
      </style:paragraph-properties>
      <style:text-properties style:font-name="Calibri" fo:font-size="10pt" officeooo:paragraph-rsid="000af9b4" style:font-size-asian="10pt" style:font-size-complex="10pt"/>
    </style:style>
    <style:style style:name="P4" style:family="paragraph" style:parent-style-name="Standard">
      <style:paragraph-properties fo:margin-left="0.499cm" fo:margin-right="0cm" fo:text-align="start" style:justify-single-word="false" fo:text-indent="0cm" style:auto-text-indent="false">
        <style:tab-stops/>
      </style:paragraph-properties>
      <style:text-properties style:font-name="Calibri" fo:font-size="10pt" officeooo:paragraph-rsid="0010ba72" style:font-size-asian="10pt" style:font-size-complex="10pt"/>
    </style:style>
    <style:style style:name="P5" style:family="paragraph" style:parent-style-name="Standard">
      <style:paragraph-properties fo:margin-left="0.499cm" fo:margin-right="0cm" fo:text-align="start" style:justify-single-word="false" fo:text-indent="0cm" style:auto-text-indent="false">
        <style:tab-stops/>
      </style:paragraph-properties>
      <style:text-properties style:font-name="Calibri" fo:font-size="10pt" style:font-size-asian="10pt" style:font-size-complex="10pt"/>
    </style:style>
    <style:style style:name="P6" style:family="paragraph" style:parent-style-name="Standard">
      <style:paragraph-properties fo:margin-left="0.499cm" fo:margin-right="0cm" fo:text-align="start" style:justify-single-word="false" fo:text-indent="0cm" style:auto-text-indent="false">
        <style:tab-stops/>
      </style:paragraph-properties>
      <style:text-properties style:font-name="Calibri" fo:font-size="10pt" officeooo:paragraph-rsid="000fe82b" style:font-size-asian="10pt" style:font-size-complex="10pt"/>
    </style:style>
    <style:style style:name="P7" style:family="paragraph" style:parent-style-name="Standard">
      <style:paragraph-properties fo:margin-left="0.499cm" fo:margin-right="0cm" fo:text-align="start" style:justify-single-word="false" fo:text-indent="0cm" style:auto-text-indent="false">
        <style:tab-stops/>
      </style:paragraph-properties>
      <style:text-properties style:font-name="Calibri" fo:font-size="10pt" officeooo:paragraph-rsid="0012763b" style:font-size-asian="10pt" style:font-size-complex="10pt"/>
    </style:style>
    <style:style style:name="P8" style:family="paragraph" style:parent-style-name="Standard">
      <style:paragraph-properties fo:margin-left="0.499cm" fo:margin-right="0cm" fo:text-align="start" style:justify-single-word="false" fo:text-indent="0cm" style:auto-text-indent="false">
        <style:tab-stops/>
      </style:paragraph-properties>
      <style:text-properties style:font-name="Calibri" fo:font-size="10pt" officeooo:paragraph-rsid="002a7b3d" style:font-size-asian="10pt" style:font-size-complex="10pt"/>
    </style:style>
    <style:style style:name="P9" style:family="paragraph" style:parent-style-name="Standard">
      <loext:graphic-properties draw:fill="none"/>
      <style:paragraph-properties fo:margin-left="0.499cm" fo:margin-right="0cm" fo:text-align="start" style:justify-single-word="false" fo:hyphenation-ladder-count="no-limit" fo:text-indent="0cm" style:auto-text-indent="false" fo:background-color="transparent"/>
      <style:text-properties style:font-name="Calibri" fo:font-size="10pt" style:font-size-asian="10pt" style:font-size-complex="10pt" fo:hyphenate="false" loext:hyphenation-no-caps="false"/>
    </style:style>
    <style:style style:name="P10" style:family="paragraph" style:parent-style-name="Standard" style:master-page-name="">
      <loext:graphic-properties draw:fill="none"/>
      <style:paragraph-properties fo:margin-left="0.499cm" fo:margin-right="0cm" fo:text-align="start" style:justify-single-word="false" fo:hyphenation-ladder-count="no-limit" fo:text-indent="0cm" style:auto-text-indent="false" style:page-number="auto" fo:background-color="transparent"/>
      <style:text-properties style:font-name="Calibri" fo:font-size="10pt" style:font-size-asian="10pt" style:font-size-complex="10pt" fo:hyphenate="false" loext:hyphenation-no-caps="false"/>
    </style:style>
    <style:style style:name="P11" style:family="paragraph" style:parent-style-name="Standard" style:master-page-name="">
      <loext:graphic-properties draw:fill="none"/>
      <style:paragraph-properties fo:margin-left="1cm" fo:margin-right="0cm" fo:text-align="start" style:justify-single-word="false" fo:hyphenation-ladder-count="no-limit" fo:text-indent="0cm" style:auto-text-indent="false" style:page-number="auto" fo:background-color="transparent"/>
      <style:text-properties style:font-name="Calibri" fo:font-size="10pt" officeooo:paragraph-rsid="00204c9f" style:font-size-asian="10pt" style:font-size-complex="10pt" fo:hyphenate="false" loext:hyphenation-no-caps="false"/>
    </style:style>
    <style:style style:name="P12"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paragraph-rsid="00204c9f" style:font-size-asian="10pt" style:font-size-complex="10pt" fo:hyphenate="false" loext:hyphenation-no-caps="false"/>
    </style:style>
    <style:style style:name="P13" style:family="paragraph" style:parent-style-name="Standard">
      <loext:graphic-properties draw:fill="none"/>
      <style:paragraph-properties fo:margin-left="0.499cm" fo:margin-right="0cm" fo:text-align="start" style:justify-single-word="false" fo:hyphenation-ladder-count="no-limit" fo:text-indent="0cm" style:auto-text-indent="false" fo:background-color="transparent"/>
      <style:text-properties style:font-name="Calibri" fo:font-size="10pt" officeooo:paragraph-rsid="0024bbf3" style:font-size-asian="10pt" style:font-size-complex="10pt" fo:hyphenate="false" loext:hyphenation-no-caps="false"/>
    </style:style>
    <style:style style:name="P14" style:family="paragraph" style:parent-style-name="Standard">
      <loext:graphic-properties draw:fill="none"/>
      <style:paragraph-properties fo:margin-left="0.499cm" fo:margin-right="0cm" fo:text-align="start" style:justify-single-word="false" fo:hyphenation-ladder-count="no-limit" fo:text-indent="0cm" style:auto-text-indent="false" fo:background-color="transparent"/>
      <style:text-properties style:font-name="Calibri" fo:font-size="10pt" officeooo:paragraph-rsid="002679cd" style:font-size-asian="10pt" style:font-size-complex="10pt" fo:hyphenate="false" loext:hyphenation-no-caps="false"/>
    </style:style>
    <style:style style:name="P15" style:family="paragraph" style:parent-style-name="Standard">
      <loext:graphic-properties draw:fill="none"/>
      <style:paragraph-properties fo:margin-left="0.499cm" fo:margin-right="0cm" fo:text-align="start" style:justify-single-word="false" fo:hyphenation-ladder-count="no-limit" fo:text-indent="0cm" style:auto-text-indent="false" fo:background-color="transparent"/>
      <style:text-properties style:font-name="Calibri" fo:font-size="10pt" officeooo:paragraph-rsid="0028d570" style:font-size-asian="10pt" style:font-size-complex="10pt" fo:hyphenate="false" loext:hyphenation-no-caps="false"/>
    </style:style>
    <style:style style:name="P16"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paragraph-rsid="0033bf76" style:font-size-asian="10pt" style:font-size-complex="10pt" fo:hyphenate="false" loext:hyphenation-no-caps="false"/>
    </style:style>
    <style:style style:name="P17" style:family="paragraph" style:parent-style-name="Standard">
      <style:paragraph-properties fo:text-align="start" style:justify-single-word="false"/>
      <style:text-properties style:font-name="Calibri" fo:font-size="10pt" officeooo:paragraph-rsid="00204c9f" style:font-size-asian="10pt" style:font-size-complex="10pt"/>
    </style:style>
    <style:style style:name="P18" style:family="paragraph" style:parent-style-name="Standard">
      <style:paragraph-properties fo:text-align="start" style:justify-single-word="false"/>
      <style:text-properties style:font-name="Calibri" fo:font-size="10pt" officeooo:paragraph-rsid="002b6405" style:font-size-asian="10pt" style:font-size-complex="10pt"/>
    </style:style>
    <style:style style:name="P19" style:family="paragraph" style:parent-style-name="Standard" style:master-page-name="">
      <loext:graphic-properties draw:fill="none"/>
      <style:paragraph-properties fo:margin-left="0.499cm" fo:margin-right="0cm" fo:text-align="start" style:justify-single-word="false" fo:hyphenation-ladder-count="no-limit" fo:text-indent="0cm" style:auto-text-indent="false" style:page-number="auto" fo:background-color="transparent"/>
      <style:text-properties style:font-name="Calibri" fo:font-size="10pt" officeooo:rsid="002b5f02" officeooo:paragraph-rsid="002b5f02" style:font-size-asian="10pt" style:font-size-complex="10pt" fo:hyphenate="false" loext:hyphenation-no-caps="false"/>
    </style:style>
    <style:style style:name="P20" style:family="paragraph" style:parent-style-name="Standard">
      <style:paragraph-properties fo:text-align="start" style:justify-single-word="false"/>
      <style:text-properties style:font-name="Calibri" fo:font-size="10pt" officeooo:rsid="002b6405" officeooo:paragraph-rsid="002c5a17" style:font-size-asian="10pt" style:font-size-complex="10pt"/>
    </style:style>
    <style:style style:name="P21" style:family="paragraph" style:parent-style-name="Standard">
      <style:paragraph-properties fo:text-align="start" style:justify-single-word="false"/>
      <style:text-properties style:font-name="Calibri" fo:font-size="10pt" officeooo:rsid="002e38fd" officeooo:paragraph-rsid="002e38fd" style:font-size-asian="10pt" style:font-size-complex="10pt"/>
    </style:style>
    <style:style style:name="P22"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33bf76" officeooo:paragraph-rsid="0033bf76" style:font-size-asian="10pt" style:font-size-complex="10pt" fo:hyphenate="false" loext:hyphenation-no-caps="false"/>
    </style:style>
    <style:style style:name="P23" style:family="paragraph" style:parent-style-name="Standard">
      <style:paragraph-properties fo:text-align="start" style:justify-single-word="false"/>
      <style:text-properties style:font-name="Calibri" fo:font-size="10pt" officeooo:rsid="0030ac62" style:font-size-asian="10pt" style:font-size-complex="10pt"/>
    </style:style>
    <style:style style:name="P24"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3bb088" officeooo:paragraph-rsid="003bb088" style:font-size-asian="10pt" style:font-size-complex="10pt" fo:hyphenate="false" loext:hyphenation-no-caps="false"/>
    </style:style>
    <style:style style:name="P25"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3bb088" officeooo:paragraph-rsid="003ce136" style:font-size-asian="10pt" style:font-size-complex="10pt" fo:hyphenate="false" loext:hyphenation-no-caps="false"/>
    </style:style>
    <style:style style:name="P26"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39b7b1" officeooo:paragraph-rsid="0039b7b1" style:font-size-asian="10pt" style:font-size-complex="10pt" fo:hyphenate="false" loext:hyphenation-no-caps="false"/>
    </style:style>
    <style:style style:name="P27"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3c80cd" officeooo:paragraph-rsid="003ce136" style:font-size-asian="10pt" style:font-size-complex="10pt" fo:hyphenate="false" loext:hyphenation-no-caps="false"/>
    </style:style>
    <style:style style:name="P28"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3c80cd" officeooo:paragraph-rsid="003c80cd" style:font-size-asian="10pt" style:font-size-complex="10pt" fo:hyphenate="false" loext:hyphenation-no-caps="false"/>
    </style:style>
    <style:style style:name="P29"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4430b9" officeooo:paragraph-rsid="004430b9" style:font-size-asian="10pt" style:font-size-complex="10pt" fo:hyphenate="false" loext:hyphenation-no-caps="false"/>
    </style:style>
    <style:style style:name="P30"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4bc01b" officeooo:paragraph-rsid="004bc01b" style:font-size-asian="10pt" style:font-size-complex="10pt" fo:hyphenate="false" loext:hyphenation-no-caps="false"/>
    </style:style>
    <style:style style:name="P31"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49ede5" officeooo:paragraph-rsid="0033bf76" style:font-size-asian="10pt" style:font-size-complex="10pt" fo:hyphenate="false" loext:hyphenation-no-caps="false"/>
    </style:style>
    <style:style style:name="P32" style:family="paragraph" style:parent-style-name="Standard">
      <style:paragraph-properties fo:text-align="start" style:justify-single-word="false"/>
      <style:text-properties style:font-name="Calibri" fo:font-size="10pt" fo:font-weight="bold" style:font-size-asian="10pt" style:font-weight-asian="bold" style:font-size-complex="10pt" style:font-weight-complex="bold"/>
    </style:style>
    <style:style style:name="P33" style:family="paragraph" style:parent-style-name="Standard" style:master-page-name="">
      <loext:graphic-properties draw:fill="none"/>
      <style:paragraph-properties fo:margin-left="0.499cm" fo:margin-right="0cm" fo:text-align="start" style:justify-single-word="false" fo:hyphenation-ladder-count="no-limit" fo:text-indent="0cm" style:auto-text-indent="false" style:page-number="auto" fo:background-color="transparent"/>
      <style:text-properties style:font-name="Calibri" fo:font-size="10pt" fo:font-weight="bold" style:font-size-asian="10pt" style:font-weight-asian="bold" style:font-size-complex="10pt" style:font-weight-complex="bold" fo:hyphenate="false" loext:hyphenation-no-caps="false"/>
    </style:style>
    <style:style style:name="P34" style:family="paragraph" style:parent-style-name="Standard" style:master-page-name="">
      <loext:graphic-properties draw:fill="none"/>
      <style:paragraph-properties fo:margin-left="0.499cm" fo:margin-right="0cm" fo:text-align="start" style:justify-single-word="false" fo:hyphenation-ladder-count="no-limit" fo:text-indent="0cm" style:auto-text-indent="false" style:page-number="auto" fo:background-color="transparent"/>
      <style:text-properties style:font-name="Calibri" fo:font-size="10pt" fo:font-weight="bold" officeooo:paragraph-rsid="000af9b4" style:font-size-asian="10pt" style:font-weight-asian="bold" style:font-size-complex="10pt" style:font-style-complex="italic" style:font-weight-complex="bold" fo:hyphenate="false" loext:hyphenation-no-caps="false"/>
    </style:style>
    <style:style style:name="P35"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P36"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2pt" fo:font-weight="bold" officeooo:paragraph-rsid="0035bc1c" style:font-size-asian="12pt" style:font-weight-asian="bold" style:font-size-complex="12pt" style:font-weight-complex="bold" fo:hyphenate="false" loext:hyphenation-no-caps="false"/>
    </style:style>
    <style:style style:name="P37" style:family="paragraph" style:parent-style-name="Standard">
      <style:paragraph-properties fo:text-align="start" style:justify-single-word="false"/>
      <style:text-properties style:font-name="Calibri" fo:font-size="12pt" officeooo:rsid="000e00d0" officeooo:paragraph-rsid="000e00d0" style:font-size-asian="12pt" style:font-size-complex="12pt"/>
    </style:style>
    <style:style style:name="P38" style:family="paragraph" style:parent-style-name="Standard">
      <style:paragraph-properties fo:text-align="start" style:justify-single-word="false"/>
      <style:text-properties style:font-name="Calibri" fo:font-size="12pt" officeooo:paragraph-rsid="000793d3" style:font-size-asian="12pt" style:font-size-complex="12pt"/>
    </style:style>
    <style:style style:name="P39" style:family="paragraph" style:parent-style-name="Standard">
      <style:paragraph-properties fo:margin-left="0.499cm" fo:margin-right="0cm" fo:text-align="center" style:justify-single-word="false" fo:text-indent="0cm" style:auto-text-indent="false">
        <style:tab-stops/>
      </style:paragraph-properties>
      <style:text-properties style:font-name="Calibri" fo:font-size="8pt" officeooo:rsid="0012dde4" officeooo:paragraph-rsid="0012dde4" style:font-size-asian="8pt" style:font-size-complex="8pt"/>
    </style:style>
    <style:style style:name="P40" style:family="paragraph" style:parent-style-name="Table_20_Contents">
      <style:paragraph-properties fo:text-align="center" style:justify-single-word="false"/>
      <style:text-properties style:font-name="Calibri" fo:font-size="8pt" officeooo:rsid="0012dde4" officeooo:paragraph-rsid="0012dde4" style:font-size-asian="8pt" style:font-size-complex="8pt"/>
    </style:style>
    <style:style style:name="P41" style:family="paragraph" style:parent-style-name="Standard">
      <style:paragraph-properties fo:margin-left="0cm" fo:margin-right="0cm" fo:text-align="center" style:justify-single-word="false" fo:text-indent="0cm" style:auto-text-indent="false">
        <style:tab-stops/>
      </style:paragraph-properties>
      <style:text-properties style:font-name="Calibri" fo:font-size="8pt" officeooo:paragraph-rsid="0012dde4" style:font-size-asian="8pt" style:font-size-complex="8pt"/>
    </style:style>
    <style:style style:name="P42" style:family="paragraph" style:parent-style-name="Table_20_Contents">
      <style:paragraph-properties fo:text-align="center" style:justify-single-word="false"/>
      <style:text-properties style:font-name="Calibri" fo:font-size="8pt" style:font-size-asian="8pt" style:font-size-complex="8pt"/>
    </style:style>
    <style:style style:name="P43" style:family="paragraph" style:parent-style-name="Standard">
      <style:paragraph-properties fo:margin-left="0.499cm" fo:margin-right="0cm" fo:text-align="start" style:justify-single-word="false" fo:text-indent="0cm" style:auto-text-indent="false">
        <style:tab-stops/>
      </style:paragraph-properties>
      <style:text-properties fo:color="#c9211e" loext:opacity="100%" style:font-name="Calibri" fo:font-size="10pt" style:font-size-asian="10pt" style:font-size-complex="10pt"/>
    </style:style>
    <style:style style:name="P44" style:family="paragraph" style:parent-style-name="Standard">
      <style:paragraph-properties fo:text-align="start" style:justify-single-word="false"/>
    </style:style>
    <style:style style:name="P45" style:family="paragraph" style:parent-style-name="Standard" style:master-page-name="">
      <loext:graphic-properties draw:fill="none"/>
      <style:paragraph-properties fo:margin-left="0.499cm" fo:margin-right="0cm" fo:text-align="start" style:justify-single-word="false" fo:hyphenation-ladder-count="no-limit" fo:text-indent="0cm" style:auto-text-indent="false" style:page-number="auto" fo:background-color="transparent"/>
      <style:text-properties fo:hyphenate="false" loext:hyphenation-no-caps="false"/>
    </style:style>
    <style:style style:name="P46" style:family="paragraph" style:parent-style-name="Heading_20_1">
      <style:text-properties style:font-name="Calibri" fo:font-size="12pt" style:font-size-asian="12pt" style:font-size-complex="12pt"/>
    </style:style>
    <style:style style:name="P47" style:family="paragraph" style:parent-style-name="Standard" style:master-page-name="MP0">
      <style:paragraph-properties fo:text-align="center" style:justify-single-word="false" style:page-number="auto" fo:break-before="page"/>
      <style:text-properties style:font-name="Calibri" fo:font-size="18pt" fo:font-weight="bold" officeooo:rsid="000793d3" officeooo:paragraph-rsid="000793d3" style:font-size-asian="18pt" style:font-weight-asian="bold" style:font-size-complex="18pt" style:font-weight-complex="bold"/>
    </style:style>
    <style:style style:name="P48"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4bc01b" officeooo:paragraph-rsid="004bc01b" style:font-size-asian="10pt" style:font-size-complex="10pt" fo:hyphenate="false" loext:hyphenation-no-caps="false"/>
    </style:style>
    <style:style style:name="P49" style:family="paragraph" style:parent-style-name="Standard">
      <style:paragraph-properties fo:text-align="start" style:justify-single-word="false"/>
      <style:text-properties style:font-name="Calibri" fo:font-size="10pt" officeooo:rsid="0058e799" officeooo:paragraph-rsid="0058e799" style:font-size-asian="10pt" style:font-size-complex="10pt"/>
    </style:style>
    <style:style style:name="P50"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58e799" officeooo:paragraph-rsid="0058e799" style:font-size-asian="10pt" style:font-size-complex="10pt" fo:hyphenate="false" loext:hyphenation-no-caps="false"/>
    </style:style>
    <style:style style:name="P51" style:family="paragraph" style:parent-style-name="Standard">
      <loext:graphic-properties draw:fill="none"/>
      <style:paragraph-properties fo:margin-left="1cm" fo:margin-right="0cm" fo:text-align="start" style:justify-single-word="false" fo:hyphenation-ladder-count="no-limit" fo:text-indent="0cm" style:auto-text-indent="false" fo:background-color="transparent"/>
      <style:text-properties style:font-name="Calibri" fo:font-size="10pt" officeooo:paragraph-rsid="00204c9f" style:font-size-asian="10pt" style:font-size-complex="10pt" fo:hyphenate="false" loext:hyphenation-no-caps="false"/>
    </style:style>
    <style:style style:name="P52" style:family="paragraph" style:parent-style-name="Standard">
      <style:paragraph-properties fo:text-align="start" style:justify-single-word="false"/>
      <style:text-properties style:font-name="Calibri" fo:font-size="10pt" officeooo:paragraph-rsid="00204c9f" style:font-size-asian="10pt" style:font-size-complex="10pt"/>
    </style:style>
    <style:style style:name="P53" style:family="paragraph" style:parent-style-name="Standard">
      <style:paragraph-properties fo:text-align="start" style:justify-single-word="false"/>
      <style:text-properties style:font-name="Calibri" fo:font-size="10pt" style:font-size-asian="10pt" style:font-size-complex="10pt"/>
    </style:style>
    <style:style style:name="P54"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2pt" officeooo:paragraph-rsid="0035bc1c" style:font-size-asian="12pt" style:font-size-complex="12pt" fo:hyphenate="false" loext:hyphenation-no-caps="false"/>
    </style:style>
    <style:style style:name="P55"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officeooo:paragraph-rsid="004bc01b" fo:hyphenate="false" loext:hyphenation-no-caps="false"/>
    </style:style>
    <style:style style:name="P56"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57" style:family="paragraph" style:parent-style-name="Text_20_body">
      <loext:graphic-properties draw:fill="none"/>
      <style:paragraph-properties fo:margin-left="0cm" fo:margin-right="0cm" fo:text-align="start" style:justify-single-word="false" fo:hyphenation-ladder-count="no-limit" fo:text-indent="0cm" style:auto-text-indent="false" fo:background-color="transparent"/>
      <style:text-properties fo:font-variant="normal" fo:text-transform="none" fo:color="#3a3a3a" loext:opacity="100%" style:font-name="apple-system" fo:font-size="11.25pt" fo:letter-spacing="normal" fo:font-style="normal" fo:font-weight="normal" officeooo:rsid="004bc01b" officeooo:paragraph-rsid="004bc01b" style:font-size-asian="10pt" style:font-size-complex="10pt" fo:hyphenate="false" loext:hyphenation-no-caps="false"/>
    </style:style>
    <style:style style:name="P58" style:family="paragraph" style:parent-style-name="Text_20_body">
      <loext:graphic-properties draw:fill="none"/>
      <style:paragraph-properties fo:margin-left="0cm" fo:margin-right="0cm" fo:margin-top="0cm" fo:margin-bottom="0cm" style:contextual-spacing="false" fo:text-align="start" style:justify-single-word="false" fo:orphans="2" fo:widows="2" fo:hyphenation-ladder-count="no-limit" fo:text-indent="0cm" style:auto-text-indent="false" fo:background-color="transparent" fo:padding="0cm" fo:border="none"/>
      <style:text-properties fo:font-variant="normal" fo:text-transform="none" fo:color="#3a3a3a" loext:opacity="100%" style:font-name="apple-system" fo:font-size="11.25pt" fo:letter-spacing="normal" fo:font-style="normal" fo:font-weight="normal" officeooo:rsid="004bc01b" officeooo:paragraph-rsid="0055f9c2" style:font-size-asian="10pt" style:font-size-complex="10pt" fo:hyphenate="false" loext:hyphenation-no-caps="false"/>
    </style:style>
    <style:style style:name="P5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a3a3a" loext:opacity="100%" style:font-name="apple-system" fo:font-size="10pt" fo:letter-spacing="normal" fo:font-style="normal" fo:font-weight="normal" officeooo:rsid="0058e799" officeooo:paragraph-rsid="0058e799" style:font-size-asian="10pt" style:font-size-complex="10pt"/>
    </style:style>
    <style:style style:name="P60" style:family="paragraph" style:parent-style-name="Text_20_body">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8pt" officeooo:paragraph-rsid="004bc01b" style:font-size-asian="8pt" style:font-size-complex="8pt" fo:hyphenate="false" loext:hyphenation-no-caps="false"/>
    </style:style>
    <style:style style:name="T1" style:family="text">
      <style:text-properties style:font-name="Calibri" fo:font-size="10pt" style:font-size-asian="10pt" style:font-size-complex="10pt"/>
    </style:style>
    <style:style style:name="T2" style:family="text">
      <style:text-properties style:font-name="Calibri" fo:font-size="10pt" fo:font-weight="bold" style:font-size-asian="10pt" style:font-weight-asian="bold" style:font-size-complex="10pt" style:font-style-complex="italic" style:font-weight-complex="bold"/>
    </style:style>
    <style:style style:name="T3" style:family="text">
      <style:text-properties style:font-name="Calibri" fo:font-size="10pt" fo:font-weight="bold" officeooo:rsid="000af9b4" style:font-size-asian="10pt" style:font-weight-asian="bold" style:font-size-complex="10pt" style:font-style-complex="italic" style:font-weight-complex="bold"/>
    </style:style>
    <style:style style:name="T4" style:family="text">
      <style:text-properties style:font-name="Calibri" fo:font-size="12pt" style:font-size-asian="12pt" style:font-size-complex="12pt"/>
    </style:style>
    <style:style style:name="T5" style:family="text">
      <style:text-properties style:font-name="Calibri" fo:font-size="12pt" officeooo:rsid="00089ff8" style:font-size-asian="12pt" style:font-size-complex="12pt"/>
    </style:style>
    <style:style style:name="T6" style:family="text">
      <style:text-properties style:font-name="Calibri" fo:font-size="8pt" style:font-size-asian="8pt" style:font-size-complex="8pt"/>
    </style:style>
    <style:style style:name="T7" style:family="text">
      <style:text-properties style:text-position="super 67%" style:font-name="Calibri" fo:font-size="10pt" style:font-size-asian="10pt" style:font-size-complex="10pt"/>
    </style:style>
    <style:style style:name="T8" style:family="text">
      <style:text-properties style:text-position="super 67%" style:font-name="Calibri" fo:font-size="10pt" officeooo:rsid="000e00d0" style:font-size-asian="10pt" style:font-size-complex="10pt"/>
    </style:style>
    <style:style style:name="T9" style:family="text">
      <style:text-properties officeooo:rsid="0005ec1e"/>
    </style:style>
    <style:style style:name="T10" style:family="text">
      <style:text-properties officeooo:rsid="000793d3"/>
    </style:style>
    <style:style style:name="T11" style:family="text">
      <style:text-properties fo:font-size="8pt" style:font-size-asian="8pt" style:font-size-complex="8pt"/>
    </style:style>
    <style:style style:name="T12" style:family="text">
      <style:text-properties fo:font-size="8pt" officeooo:rsid="000fe82b" style:font-size-asian="8pt" style:font-size-complex="8pt"/>
    </style:style>
    <style:style style:name="T13" style:family="text">
      <style:text-properties fo:font-size="8pt" officeooo:rsid="00115c5a" style:font-size-asian="8pt" style:font-size-complex="8pt"/>
    </style:style>
    <style:style style:name="T14" style:family="text">
      <style:text-properties style:text-position="super 58%"/>
    </style:style>
    <style:style style:name="T15" style:family="text">
      <style:text-properties style:text-position="super 58%" officeooo:rsid="00089ff8"/>
    </style:style>
    <style:style style:name="T16" style:family="text">
      <style:text-properties style:text-position="super 58%" style:font-name="Calibri" fo:font-size="12pt" officeooo:rsid="00089ff8" style:font-size-asian="12pt" style:font-size-complex="12pt"/>
    </style:style>
    <style:style style:name="T17" style:family="text">
      <style:text-properties style:text-position="super 58%" style:font-name="Calibri" fo:font-size="12pt" officeooo:rsid="000e00d0" style:font-size-asian="12pt" style:font-size-complex="12pt"/>
    </style:style>
    <style:style style:name="T18" style:family="text">
      <style:text-properties style:text-position="super 58%" officeooo:rsid="000e00d0"/>
    </style:style>
    <style:style style:name="T19" style:family="text">
      <style:text-properties style:text-position="super 58%" fo:font-weight="normal" officeooo:rsid="000e00d0" style:font-weight-asian="normal" style:font-weight-complex="normal"/>
    </style:style>
    <style:style style:name="T20" style:family="text">
      <style:text-properties officeooo:rsid="00089ff8"/>
    </style:style>
    <style:style style:name="T21" style:family="text">
      <style:text-properties style:text-position="0% 100%" fo:font-size="8pt" officeooo:rsid="00089ff8" style:font-size-asian="8pt" style:font-size-complex="8pt"/>
    </style:style>
    <style:style style:name="T22" style:family="text">
      <style:text-properties style:text-position="0% 100%" fo:font-size="8pt" officeooo:rsid="000cc69c" style:font-size-asian="8pt" style:font-size-complex="8pt"/>
    </style:style>
    <style:style style:name="T23" style:family="text">
      <style:text-properties style:text-position="0% 100%" fo:font-size="8pt" officeooo:rsid="00115c5a" style:font-size-asian="8pt" style:font-size-complex="8pt"/>
    </style:style>
    <style:style style:name="T24" style:family="text">
      <style:text-properties style:text-position="0% 100%" fo:font-size="8pt" officeooo:rsid="0051b04b" style:font-size-asian="8pt" style:font-size-complex="8pt"/>
    </style:style>
    <style:style style:name="T25" style:family="text">
      <style:text-properties officeooo:rsid="000af9b4"/>
    </style:style>
    <style:style style:name="T26" style:family="text">
      <style:text-properties officeooo:rsid="000fe82b"/>
    </style:style>
    <style:style style:name="T27" style:family="text">
      <style:text-properties officeooo:rsid="0010ba72"/>
    </style:style>
    <style:style style:name="T28" style:family="text">
      <style:text-properties officeooo:rsid="00115c5a"/>
    </style:style>
    <style:style style:name="T29" style:family="text">
      <style:text-properties officeooo:rsid="001d15d8"/>
    </style:style>
    <style:style style:name="T30" style:family="text">
      <style:text-properties officeooo:rsid="001e566c"/>
    </style:style>
    <style:style style:name="T31" style:family="text">
      <style:text-properties officeooo:rsid="00204c9f"/>
    </style:style>
    <style:style style:name="T32" style:family="text">
      <style:text-properties officeooo:rsid="00213cc8"/>
    </style:style>
    <style:style style:name="T33" style:family="text">
      <style:text-properties officeooo:rsid="0025cc93"/>
    </style:style>
    <style:style style:name="T34" style:family="text">
      <style:text-properties officeooo:rsid="002679cd"/>
    </style:style>
    <style:style style:name="T35" style:family="text">
      <style:text-properties fo:font-weight="normal" style:font-weight-asian="normal" style:font-weight-complex="normal"/>
    </style:style>
    <style:style style:name="T36" style:family="text">
      <style:text-properties fo:font-weight="normal" officeooo:rsid="002679cd" style:font-weight-asian="normal" style:font-weight-complex="normal"/>
    </style:style>
    <style:style style:name="T37" style:family="text">
      <style:text-properties fo:font-weight="normal" officeooo:rsid="002a7b3d" style:font-weight-asian="normal" style:font-weight-complex="normal"/>
    </style:style>
    <style:style style:name="T38" style:family="text">
      <style:text-properties fo:font-weight="normal" officeooo:rsid="002b5f02" style:font-weight-asian="normal" style:font-weight-complex="normal"/>
    </style:style>
    <style:style style:name="T39" style:family="text">
      <style:text-properties fo:font-weight="normal" officeooo:rsid="002679cd" style:font-weight-asian="normal" style:font-style-complex="italic" style:font-weight-complex="normal"/>
    </style:style>
    <style:style style:name="T40" style:family="text">
      <style:text-properties fo:font-weight="normal" officeooo:rsid="002a7b3d" style:font-weight-asian="normal" style:font-style-complex="italic" style:font-weight-complex="normal"/>
    </style:style>
    <style:style style:name="T41" style:family="text">
      <style:text-properties fo:font-weight="normal" officeooo:rsid="002b5f02" style:font-weight-asian="normal" style:font-style-complex="italic" style:font-weight-complex="normal"/>
    </style:style>
    <style:style style:name="T42" style:family="text">
      <style:text-properties fo:font-weight="normal" officeooo:rsid="00314854" style:font-weight-asian="normal" style:font-style-complex="italic" style:font-weight-complex="normal"/>
    </style:style>
    <style:style style:name="T43" style:family="text">
      <style:text-properties officeooo:rsid="0028d570"/>
    </style:style>
    <style:style style:name="T44" style:family="text">
      <style:text-properties officeooo:rsid="00290f2e"/>
    </style:style>
    <style:style style:name="T45" style:family="text">
      <style:text-properties officeooo:rsid="002a7b3d"/>
    </style:style>
    <style:style style:name="T46" style:family="text">
      <style:text-properties officeooo:rsid="002b5f02"/>
    </style:style>
    <style:style style:name="T47" style:family="text">
      <style:text-properties officeooo:rsid="002d5edc"/>
    </style:style>
    <style:style style:name="T48" style:family="text">
      <style:text-properties officeooo:rsid="0030ac62"/>
    </style:style>
    <style:style style:name="T49" style:family="text">
      <style:text-properties officeooo:rsid="00313c1d"/>
    </style:style>
    <style:style style:name="T50" style:family="text">
      <style:text-properties officeooo:rsid="00314854"/>
    </style:style>
    <style:style style:name="T51" style:family="text">
      <style:text-properties officeooo:rsid="00330f80"/>
    </style:style>
    <style:style style:name="T52" style:family="text">
      <style:text-properties officeooo:rsid="0033bf76"/>
    </style:style>
    <style:style style:name="T53" style:family="text">
      <style:text-properties officeooo:rsid="0035bc1c"/>
    </style:style>
    <style:style style:name="T54" style:family="text">
      <style:text-properties officeooo:rsid="003c80cd"/>
    </style:style>
    <style:style style:name="T55" style:family="text">
      <style:text-properties officeooo:rsid="003ce136"/>
    </style:style>
    <style:style style:name="T56" style:family="text">
      <style:text-properties officeooo:rsid="003e535e"/>
    </style:style>
    <style:style style:name="T57" style:family="text">
      <style:text-properties officeooo:rsid="0040b081"/>
    </style:style>
    <style:style style:name="T58" style:family="text">
      <style:text-properties officeooo:rsid="00453d51"/>
    </style:style>
    <style:style style:name="T59" style:family="text">
      <style:text-properties officeooo:rsid="00469bc6"/>
    </style:style>
    <style:style style:name="T60" style:family="text">
      <style:text-properties officeooo:rsid="00486897"/>
    </style:style>
    <style:style style:name="T61" style:family="text">
      <style:text-properties officeooo:rsid="004bc01b"/>
    </style:style>
    <style:style style:name="T62" style:family="text">
      <style:text-properties officeooo:rsid="004d82c5"/>
    </style:style>
    <style:style style:name="T63" style:family="text">
      <style:text-properties officeooo:rsid="004efb16"/>
    </style:style>
    <style:style style:name="T64" style:family="text">
      <style:text-properties officeooo:rsid="00501ab6"/>
    </style:style>
    <style:style style:name="T65" style:family="text">
      <style:text-properties fo:font-variant="normal" fo:text-transform="none" fo:color="#24292e" loext:opacity="100%" style:font-name="apple-system1" fo:letter-spacing="normal" fo:font-style="normal" fo:font-weight="normal"/>
    </style:style>
    <style:style style:name="T66" style:family="text">
      <style:text-properties fo:font-variant="normal" fo:text-transform="none" fo:color="#24292e" loext:opacity="100%" style:font-name="apple-system1" fo:letter-spacing="normal" fo:font-style="normal" fo:font-weight="normal" officeooo:rsid="0054281e"/>
    </style:style>
    <style:style style:name="T67" style:family="text">
      <style:text-properties fo:font-variant="normal" fo:text-transform="none" fo:color="#24292e" loext:opacity="100%" style:font-name="apple-system1" fo:letter-spacing="normal" fo:font-style="normal" fo:font-weight="normal" officeooo:rsid="004bc01b"/>
    </style:style>
    <style:style style:name="T68" style:family="text">
      <style:text-properties fo:font-variant="normal" fo:text-transform="none" fo:color="#3a3a3a" loext:opacity="100%" style:font-name="apple-system" fo:font-size="11.25pt" fo:letter-spacing="normal" fo:font-style="normal" fo:font-weight="normal"/>
    </style:style>
    <style:style style:name="T69" style:family="text">
      <style:text-properties fo:font-variant="normal" fo:text-transform="none" fo:color="#3a3a3a" loext:opacity="100%" style:font-name="apple-system" fo:font-size="11.25pt" fo:letter-spacing="normal" fo:font-style="normal" fo:font-weight="bold"/>
    </style:style>
    <style:style style:name="T70" style:family="text">
      <style:text-properties officeooo:rsid="0054281e"/>
    </style:style>
    <style:style style:name="T71" style:family="text">
      <style:text-properties fo:font-weight="bold" officeooo:rsid="0035bc1c" style:font-weight-asian="bold" style:font-weight-complex="bold"/>
    </style:style>
    <style:style style:name="T72" style:family="text">
      <style:text-properties officeooo:rsid="0055f9c2"/>
    </style:style>
    <style:style style:name="T73" style:family="text">
      <style:text-properties officeooo:rsid="005666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PM-909 <text:span text:style-name="T48">Build Guide</text:span></text:p>
      <text:p text:style-name="P2"/>
      <text:p text:style-name="P2"/>
      <text:p text:style-name="P2"/>
      <text:p text:style-name="P2">The PM-909 is an open source, Arduino based, 16 step <text:span text:style-name="T30">DIY </text:span>drum sequencer. It was designed to control the TR-909 or the TR-808 drum modules, however, it can be used to trigger any set of analog drum modules.</text:p>
      <text:p text:style-name="P2"/>
      <text:p text:style-name="P2"/>
      <text:p text:style-name="P44"><text:span text:style-name="Strong_20_Emphasis"><text:span text:style-name="T4">Features:</text:span></text:span></text:p>
      <text:p text:style-name="P2"/>
      <text:p text:style-name="P2">- Open source</text:p>
      <text:p text:style-name="P2">- <text:span text:style-name="T9">T</text:span>riggers a maximum of 16 drum voices</text:p>
      <text:p text:style-name="P2">- High &amp; Low accent, adjustable for each voice</text:p>
      <text:p text:style-name="P2">- Shuffle and Flam, for each voice</text:p>
      <text:p text:style-name="P2">- Pattern Play</text:p>
      <text:p text:style-name="P2">- Create, edit and play rhythm tracks</text:p>
      <text:p text:style-name="P2"><text:s text:c="2"/>(48 different patterns <text:span text:style-name="T19">(1)</text:span>, 224 measures per track)</text:p>
      <text:p text:style-name="P2">- Save upto 16 tracks on an EEPROM</text:p>
      <text:p text:style-name="P44"><text:span text:style-name="Standaardalinea-lettertype"><text:span text:style-name="T1">- MIDI in </text:span></text:span><text:span text:style-name="Standaardalinea-lettertype"><text:span text:style-name="T7">(</text:span></text:span><text:span text:style-name="Standaardalinea-lettertype"><text:span text:style-name="T8">2</text:span></text:span><text:span text:style-name="Standaardalinea-lettertype"><text:span text:style-name="T7">)</text:span></text:span></text:p>
      <text:p text:style-name="P2"><text:s text:c="6"/>- <text:span text:style-name="T20">P</text:span>lay a rhythm track that was programmed in a DAW</text:p>
      <text:p text:style-name="P2"><text:s text:c="6"/>- <text:span text:style-name="T20">S</text:span>ync the PM-909 to a DAW</text:p>
      <text:p text:style-name="P44"><text:span text:style-name="Standaardalinea-lettertype"><text:span text:style-name="T1">- MIDI out </text:span></text:span><text:span text:style-name="Standaardalinea-lettertype"><text:span text:style-name="T7">(</text:span></text:span><text:span text:style-name="Standaardalinea-lettertype"><text:span text:style-name="T8">2</text:span></text:span><text:span text:style-name="Standaardalinea-lettertype"><text:span text:style-name="T7">)</text:span></text:span></text:p>
      <text:p text:style-name="P2"><text:s text:c="6"/>- Use the PM-909 as a Master</text:p>
      <text:p text:style-name="P2"><text:s text:c="6"/>- Export a rhythm track into a DAW as a MIDI track <text:span text:style-name="T15">(</text:span><text:span text:style-name="T18">3</text:span><text:span text:style-name="T15">)</text:span></text:p>
      <text:p text:style-name="P2">- Create random rhythm patterns</text:p>
      <text:p text:style-name="P2">- Clock with internal clock or with external LFO / MIDI</text:p>
      <text:p text:style-name="P44"/>
      <text:p text:style-name="P37"><text:span text:style-name="T14">(1)</text:span> <text:span text:style-name="T11">When 11 voices are used. If more voices are used, this value will be lower, </text:span><text:span text:style-name="T12">if less voices are used, this value can be higher</text:span><text:span text:style-name="T11"> </text:span><text:span text:style-name="T13">(see below).</text:span></text:p>
      <text:p text:style-name="P44"><text:span text:style-name="Standaardalinea-lettertype"><text:span text:style-name="T16">(</text:span></text:span><text:span text:style-name="Standaardalinea-lettertype"><text:span text:style-name="T17">2</text:span></text:span><text:span text:style-name="Standaardalinea-lettertype"><text:span text:style-name="T16">)</text:span></text:span><text:span text:style-name="Standaardalinea-lettertype"><text:span text:style-name="T5"> </text:span></text:span><text:span text:style-name="Standaardalinea-lettertype"><text:span text:style-name="T6">MIDI functionality only tested with Ableton Live.</text:span></text:span></text:p>
      <text:p text:style-name="P38"><text:span text:style-name="T15">(</text:span><text:span text:style-name="T18">3</text:span><text:span text:style-name="T15">)</text:span><text:span text:style-name="T21"> </text:span><text:span text:style-name="T24">It works quite good but </text:span><text:span text:style-name="T21">not flawles</text:span><text:span text:style-name="T22">s </text:span><text:span text:style-name="T23">(yet)</text:span><text:span text:style-name="T22">.</text:span></text:p>
      <text:p text:style-name="P35"/>
      <text:p text:style-name="P35"/>
      <text:p text:style-name="P35"><text:span text:style-name="T48">A little on how it works</text:span>:</text:p>
      <text:p text:style-name="P32"/>
      <text:p text:style-name="P2">The PM-909 sequencer is built around an Arduino Nano Every. The Nano Every has the same pinout as a regular Nano v3, but it has more SRAM memory (6KB instead of 2KB). </text:p>
      <text:p text:style-name="P2"/>
      <text:p text:style-name="P2">Two 74HC595 <text:span text:style-name="T59">(8 bit </text:span>shift registers<text:span text:style-name="T59">)</text:span> are used to generate the 5V triggers. One TLC5940 (16 channel PWM LED driver) (U5) is used to drive the 16 LEDs. A second TLC5940 (U4) is used to generate the <text:span text:style-name="T60">Control Voltages (CV)</text:span> for the accents. The PWM <text:span text:style-name="T48">signal</text:span><text:span text:style-name="T60">s</text:span><text:span text:style-name="T48"> </text:span>on the outputs of U4 <text:span text:style-name="T60">are</text:span> low pass filtered and buffered. By using a high PWM frequency (31,4 kHz), the <text:span text:style-name="T10">response time</text:span> <text:span text:style-name="T10">of the fluctuating </text:span>accent CV is <text:span text:style-name="T10">short</text:span> enough <text:span text:style-name="T10">to be usable in a drum sequencer.</text:span></text:p>
      <text:p text:style-name="P18"/>
      <text:p text:style-name="P2">Using this setup, the PM-909 sequencer could trigger a maximum of 16 drum modules (provided that they accept 5V triggers and 0-5V for the accent CV). By default, the PM-909 circuit and firmware are configured to control 11 drum modules, just like the original TR-909. However, it is quite easy to adjust the circuit as well as the firmware to work with more (upto 16), or less drum modules.</text:p>
      <text:p text:style-name="P23"/>
      <text:p text:style-name="P23"/>
      <text:p text:style-name="P20"/>
      <text:p text:style-name="P20"/>
      <text:p text:style-name="P20"/>
      <text:p text:style-name="P20"/>
      <text:p text:style-name="P21">For the latest schematics and firmware versions:</text:p>
      <text:p text:style-name="P20">https://github.com/ScharreSoft/The-Poor-Mans-TR909</text:p>
      <text:p text:style-name="P20"/>
      <text:p text:style-name="P20"><text:soft-page-break/></text:p>
      <text:p text:style-name="P35">Using more or less drum modules (voices)</text:p>
      <text:p text:style-name="P32"/>
      <text:p text:style-name="P2">By default, the PM-909 circuit and firmware are configured to control 11 drum modules. If you want to use another number of drum modules (max. 16), some changes should be made on both the hardware and the <text:span text:style-name="T28">firm</text:span>ware.</text:p>
      <text:p text:style-name="P2"/>
      <text:p text:style-name="P34"><text:span text:style-name="T25">1</text:span>: Adjusting the hardware:</text:p>
      <text:p text:style-name="P3">If more drum voices are needed, op-amp buffers and low pass filters have to be placed at the remaining outputs of U4. Just copy the circuit from the other outputs. If you want to use less than 11 voices, op-amp buffers can be omitted. <text:span text:style-name="T49">See the schematic for more information.</text:span></text:p>
      <text:p text:style-name="P2"/>
      <text:p text:style-name="P45"><text:span text:style-name="Standaardalinea-lettertype"><text:span text:style-name="T3">2</text:span></text:span><text:span text:style-name="Standaardalinea-lettertype"><text:span text:style-name="T2">: Configuring the firmware (PM909_config.h)</text:span></text:span></text:p>
      <text:p text:style-name="P4"><text:span text:style-name="T29">By use of</text:span> a simple configuration file, the firmware can be configured to work with more or less drum modules (voices). </text:p>
      <text:p text:style-name="P5"/>
      <text:p text:style-name="P5">MaxVoices<text:tab/><text:tab/>Defines the number of voices that you want to use <text:tab/>(default = 11)</text:p>
      <text:p text:style-name="P5">MaxComposition<text:tab/><text:tab/>Defines the length <text:span text:style-name="T26">(in measures) </text:span>of a drum track <text:tab/>(default = 224)</text:p>
      <text:p text:style-name="P6">MaxPatterns<text:tab/><text:tab/>Defines the number of <text:span text:style-name="T26">different </text:span>patterns in a track <text:tab/>(default = 48)</text:p>
      <text:p text:style-name="P5"/>
      <text:p text:style-name="P43">WARNING: When changes are made to the<text:span text:style-name="T30">se values in the</text:span> configuration file, the rhythm tracks that were previously saved on the EEPROM will be<text:span text:style-name="T30">come unusable</text:span>! </text:p>
      <text:p text:style-name="P5"/>
      <text:p text:style-name="P4">If <text:span text:style-name="T30">more drum</text:span> voices <text:span text:style-name="T30">are </text:span><text:span text:style-name="T49">used</text:span>, more memory <text:span text:style-name="T30">will be needed.</text:span> <text:span text:style-name="T30">S</text:span>o <text:span text:style-name="T30">when MaxVoices </text:span><text:span text:style-name="T33">is increased</text:span><text:span text:style-name="T30">, </text:span>it <text:span text:style-name="T26">is advised</text:span> to reduce the value of MaxPatterns accordingly. <text:span text:style-name="T27">On the other hand, w</text:span>hen less drum voices are <text:span text:style-name="T30">needed</text:span>, the number of MaxPatterns can <text:span text:style-name="T27">be </text:span>increase<text:span text:style-name="T27">d</text:span> if desired. Using a too high value for MaxPattern<text:span text:style-name="T49">s</text:span> may lead to program instability.</text:p>
      <text:p text:style-name="P5"/>
      <text:p text:style-name="P5">The following values can be used as a guideline:</text:p>
      <text:p text:style-name="P5"/>
      <table:table table:name="Tabel1" table:style-name="Tabel1">
        <table:table-column table:style-name="Tabel1.A"/>
        <table:table-column table:style-name="Tabel1.B"/>
        <table:table-row table:style-name="Tabel1.1">
          <table:table-cell table:style-name="Tabel1.A1" office:value-type="string">
            <text:p text:style-name="P39">MaxVoices</text:p>
          </table:table-cell>
          <table:table-cell table:style-name="Tabel1.B1" office:value-type="string">
            <text:p text:style-name="P41">MaxPatterns</text:p>
          </table:table-cell>
        </table:table-row>
        <table:table-row table:style-name="Tabel1.1">
          <table:table-cell table:style-name="Tabel1.A2" office:value-type="string">
            <text:p text:style-name="P40"/>
          </table:table-cell>
          <table:table-cell table:style-name="Tabel1.B2" office:value-type="string">
            <text:p text:style-name="P42"/>
          </table:table-cell>
        </table:table-row>
        <table:table-row table:style-name="Tabel1.1">
          <table:table-cell table:style-name="Tabel1.A2" office:value-type="string">
            <text:p text:style-name="P40">8</text:p>
          </table:table-cell>
          <table:table-cell table:style-name="Tabel1.B2" office:value-type="string">
            <text:p text:style-name="P40">66</text:p>
          </table:table-cell>
        </table:table-row>
        <table:table-row table:style-name="Tabel1.1">
          <table:table-cell table:style-name="Tabel1.A2" office:value-type="string">
            <text:p text:style-name="P40">9</text:p>
          </table:table-cell>
          <table:table-cell table:style-name="Tabel1.B2" office:value-type="string">
            <text:p text:style-name="P40">59</text:p>
          </table:table-cell>
        </table:table-row>
        <table:table-row table:style-name="Tabel1.1">
          <table:table-cell table:style-name="Tabel1.A2" office:value-type="string">
            <text:p text:style-name="P40">10</text:p>
          </table:table-cell>
          <table:table-cell table:style-name="Tabel1.B2" office:value-type="string">
            <text:p text:style-name="P40">53</text:p>
          </table:table-cell>
        </table:table-row>
        <table:table-row table:style-name="Tabel1.1">
          <table:table-cell table:style-name="Tabel1.A2" office:value-type="string">
            <text:p text:style-name="P40">11</text:p>
          </table:table-cell>
          <table:table-cell table:style-name="Tabel1.B2" office:value-type="string">
            <text:p text:style-name="P40">48</text:p>
          </table:table-cell>
        </table:table-row>
        <table:table-row table:style-name="Tabel1.1">
          <table:table-cell table:style-name="Tabel1.A2" office:value-type="string">
            <text:p text:style-name="P40">12</text:p>
          </table:table-cell>
          <table:table-cell table:style-name="Tabel1.B2" office:value-type="string">
            <text:p text:style-name="P40">44</text:p>
          </table:table-cell>
        </table:table-row>
        <table:table-row table:style-name="Tabel1.1">
          <table:table-cell table:style-name="Tabel1.A2" office:value-type="string">
            <text:p text:style-name="P40">13</text:p>
          </table:table-cell>
          <table:table-cell table:style-name="Tabel1.B2" office:value-type="string">
            <text:p text:style-name="P40">41</text:p>
          </table:table-cell>
        </table:table-row>
        <table:table-row table:style-name="Tabel1.1">
          <table:table-cell table:style-name="Tabel1.A2" office:value-type="string">
            <text:p text:style-name="P40">14</text:p>
          </table:table-cell>
          <table:table-cell table:style-name="Tabel1.B2" office:value-type="string">
            <text:p text:style-name="P40">38</text:p>
          </table:table-cell>
        </table:table-row>
        <table:table-row table:style-name="Tabel1.1">
          <table:table-cell table:style-name="Tabel1.A2" office:value-type="string">
            <text:p text:style-name="P40">15</text:p>
          </table:table-cell>
          <table:table-cell table:style-name="Tabel1.B2" office:value-type="string">
            <text:p text:style-name="P40">35</text:p>
          </table:table-cell>
        </table:table-row>
        <table:table-row table:style-name="Tabel1.1">
          <table:table-cell table:style-name="Tabel1.A2" office:value-type="string">
            <text:p text:style-name="P40">16</text:p>
          </table:table-cell>
          <table:table-cell table:style-name="Tabel1.B2" office:value-type="string">
            <text:p text:style-name="P40">33</text:p>
          </table:table-cell>
        </table:table-row>
      </table:table>
      <text:p text:style-name="P7"><text:tab/></text:p>
      <text:p text:style-name="P7"/>
      <text:p text:style-name="P8"><text:span text:style-name="T45">It is possible to use other names for the drum voices, if needed. See the instructions in t</text:span><text:span text:style-name="T37">he </text:span><text:span text:style-name="T38">configuration file (</text:span><text:span text:style-name="Standaardalinea-lettertype"><text:span text:style-name="T40">PM909_config.h</text:span></text:span><text:span text:style-name="Standaardalinea-lettertype"><text:span text:style-name="T41">) </text:span></text:span><text:span text:style-name="Standaardalinea-lettertype"><text:span text:style-name="T42">on how to change the name of drum voices.</text:span></text:span></text:p>
      <text:p text:style-name="P2"/>
      <text:p text:style-name="P2"/>
      <text:p text:style-name="P35">PM-909 &lt; - &gt; PM-808</text:p>
      <text:p text:style-name="P1"/>
      <text:p text:style-name="P1">There are actually two schematics, the PM-909 and the PM-808. There are two main differences between the two, one is the CV for the accent, the other is how the Open and Closed Hihat modules work.</text:p>
      <text:p text:style-name="P32"/>
      <text:p text:style-name="P33">Control Voltage</text:p>
      <text:p text:style-name="P9"/>
      <text:p text:style-name="P10">The PM-909 sequencer is designed to work with drum modules that require 0-5V for the accent CV. This is because the TR-909 drum modules require 0-5V CV. If your drum modules need a CV of 0-15V (for instance, if you are using TR-808 drum modules) you can use the PM-808 schematic. The op-amp buffers of the PM-808 have a gain of 3, resulting in 0-15V CV.</text:p>
      <text:p text:style-name="P9"><text:soft-page-break/>If you are using a mix of drum modules that need both 0-5V and 0-15V CV, you could use the PM-808 schematic and use voltage dividers for the modules that need only 0-5V CV.</text:p>
      <text:p text:style-name="P2"/>
      <text:p text:style-name="P2"/>
      <text:p text:style-name="P33">Hi Hat module</text:p>
      <text:p text:style-name="P9"/>
      <text:p text:style-name="P15"><text:span text:style-name="T43">T</text:span>he TR-909 Hihat module <text:span text:style-name="T43">has </text:span>one <text:span text:style-name="T44">combined trigger </text:span>pin for the Open and Closed Hihat. <text:span text:style-name="T43">T</text:span>he trigger-<text:span text:style-name="T44">out </text:span>pins on the <text:span text:style-name="T50">PM-909 </text:span>sequencer for Open and Closed Hihat are tied together using diodes <text:span text:style-name="T50">and connected to this pin</text:span>. <text:span text:style-name="T44">A second pin on the 909 Hihat module is called HIHATSELECT. When it is </text:span>high, Closed Hihat is selected, when it is low, Open Hihat is selected. <text:s/></text:p>
      <text:p text:style-name="P9"/>
      <text:p text:style-name="P9"><text:span text:style-name="T44">T</text:span>he TR-808 <text:span text:style-name="T44">Hihat </text:span>module <text:span text:style-name="T44">does not have a </text:span>HIHATSELECT pin. <text:span text:style-name="T44">I</text:span>nstead, the Open Hihat and the Closed Hihat each have their own trigger pin. So the diodes are not necessary here.</text:p>
      <text:p text:style-name="P9"/>
      <text:p text:style-name="P9">In both the PM-909 and the PM-808, the accent outputs are tied together using diodes. Note that the orientation of the diodes is different in the PM-909 and the PM-808. It will work with 1N4148 diodes, but it is best to use schot<text:span text:style-name="T51">t</text:span>ky diodes.</text:p>
      <text:p text:style-name="P9"/>
      <text:p text:style-name="P14">The PM-909 firmware work<text:span text:style-name="T34">s</text:span> with both the PM-909 and PM-808 schematics. Be sure to make the necessary changes to the configuration<text:span text:style-name="T35"> file </text:span><text:span text:style-name="T36">(</text:span><text:span text:style-name="Standaardalinea-lettertype"><text:span text:style-name="T39">PM909_config.h</text:span></text:span><text:span text:style-name="T36">);</text:span></text:p>
      <text:p text:style-name="P2"/>
      <text:p text:style-name="P10">If you are using the TR-909 Hihat module:</text:p>
      <text:p text:style-name="P9">#define <text:span text:style-name="T34">TR</text:span>_909_<text:span text:style-name="T34">HIHAT</text:span> 1</text:p>
      <text:p text:style-name="P14">#define <text:span text:style-name="T34">TR</text:span>_808_<text:span text:style-name="T34">HIHAT</text:span> 0</text:p>
      <text:p text:style-name="P9"/>
      <text:p text:style-name="P9">If you are using the TR-808 Hihat module:</text:p>
      <text:p text:style-name="P14">#define <text:span text:style-name="T34">TR</text:span>_909_<text:span text:style-name="T34">HIHAT</text:span> 0</text:p>
      <text:p text:style-name="P14">#define <text:span text:style-name="T34">TR</text:span>_808_<text:span text:style-name="T34">HIHAT</text:span> 1</text:p>
      <text:p text:style-name="P9"/>
      <text:p text:style-name="P13">If <text:span text:style-name="T46">none of </text:span>the TR-808 or TR-909 hihat modules are used:</text:p>
      <text:p text:style-name="P14">#define <text:span text:style-name="T34">TR</text:span>_909_<text:span text:style-name="T34">HIHAT</text:span> 0</text:p>
      <text:p text:style-name="P14">#define <text:span text:style-name="T34">TR</text:span>_808_<text:span text:style-name="T34">HIHAT</text:span> 0</text:p>
      <text:p text:style-name="P19">In this case, the diodes <text:span text:style-name="T47">on</text:span> the accent pins and the diodes on the trigger pins should be omitted.</text:p>
      <text:p text:style-name="P2"/>
      <text:p text:style-name="P2"/>
      <text:p text:style-name="P35">Compiling the sketch</text:p>
      <text:p text:style-name="P2"/>
      <text:p text:style-name="P2">The sketch makes use of two libraries that should be installed in your Arduino IDE:</text:p>
      <text:p text:style-name="P2"/>
      <text:p text:style-name="P2"><text:span text:style-name="T46">a) <text:s/></text:span>LiquidCrystal_I2C.h<text:tab/>(https://github.com/fdebrabander/Arduino-LiquidCrystal-I2C-library)</text:p>
      <text:p text:style-name="P2"><text:span text:style-name="T46">b) </text:span>Tlc5940_AVR0.h<text:tab/>(https://github.com/ScharreSoft/Tlc5940_AVR0)</text:p>
      <text:p text:style-name="P49"/>
      <text:p text:style-name="P2"><text:span text:style-name="T63">Two adjustments should be made in the </text:span>Tlc5940_config.<text:span text:style-name="T63">h</text:span> file. <text:span text:style-name="T63">This file can be found in the Documents\Arduino\librarries\Tlc5940_AVR0</text:span><text:span text:style-name="T73">\</text:span><text:span text:style-name="T63"> folder. Open the file and make these two adjustments:</text:span></text:p>
      <text:p text:style-name="P2"/>
      <text:p text:style-name="P2"/>
      <text:p text:style-name="P17"><text:span text:style-name="T31">1: </text:span><text:span text:style-name="T58">W</text:span><text:span text:style-name="T32">e are using 2 TLC5940s in our circuit: s</text:span>et the number of daisy chained TLCs to 2: <text:s/></text:p>
      <text:p text:style-name="P17"/>
      <text:p text:style-name="P11">#define NUM_TLCS 2</text:p>
      <text:p text:style-name="P17"/>
      <text:p text:style-name="P17"><text:span text:style-name="T31">2: </text:span><text:span text:style-name="T58">W</text:span><text:span text:style-name="T32">e want to get a high PWM frequency: s</text:span>et the <text:span text:style-name="T32">G</text:span>rayscale <text:span text:style-name="T32">R</text:span>esolution to 511: <text:s text:c="7"/></text:p>
      <text:p text:style-name="P17"/>
      <text:p text:style-name="P11">#define GRAYSCALE_RESOLUTION 511</text:p>
      <text:p text:style-name="P51"/>
      <text:p text:style-name="P51"/>
      <text:p text:style-name="P51"/>
      <text:p text:style-name="P50">NB: because we are using the Tlc5940_AVR0 library, Arduino pin D12 can not be used as a GPIO.</text:p>
      <text:p text:style-name="P54"><text:soft-page-break/><text:span text:style-name="T71">Removing the warning from the LiquidCrystal_I2C library</text:span></text:p>
      <text:p text:style-name="P36"/>
      <text:p text:style-name="P22">When compiling the LiquidCrystal_I2C library by <text:s/>fdebrabander you will get a warning. When you compile the sketch again, the warning will disappear and it will work just fine. However, if you want to get rid of the warning proceed as follows:</text:p>
      <text:p text:style-name="P22"/>
      <text:p text:style-name="P16"><text:span text:style-name="T53">1) </text:span><text:span text:style-name="T52">Go to the directory of the LiquidCrystal_I2C library. You can find it in the <text:s/>..\documents\Arduino\libraries folde</text:span><text:span text:style-name="T53">r</text:span></text:p>
      <text:p text:style-name="P12"/>
      <text:p text:style-name="P22"><text:span text:style-name="T53">2) </text:span>Open the file LiquidCrystal_I2C.h</text:p>
      <text:p text:style-name="P22"/>
      <text:p text:style-name="P22"><text:span text:style-name="T53">3) </text:span>Locate this section:</text:p>
      <text:p text:style-name="P22"/>
      <text:p text:style-name="P22">#define En B00000100 <text:s/>// Enable bit<text:line-break/>#define Rw B00000010 <text:s/>// Read/Write bit<text:line-break/>#define Rs B00000001 <text:s/>// Register select bit</text:p>
      <text:p text:style-name="P22"/>
      <text:p text:style-name="P22"><text:span text:style-name="T53">4) </text:span>Replace it with this:</text:p>
      <text:p text:style-name="P22"/>
      <text:p text:style-name="P22">#define En 0b00000100 <text:s/>// Enable bit<text:line-break/>#define Rw 0b00000010 <text:s/>// Read/Write bit<text:line-break/>#define Rs 0b00000001 <text:s/>// Register select bit</text:p>
      <text:p text:style-name="P22"/>
      <text:p text:style-name="P22"><text:span text:style-name="T53">5) </text:span>Save the file. </text:p>
      <text:p text:style-name="P22"/>
      <text:p text:style-name="P22">Now the warning should disappear.</text:p>
      <text:p text:style-name="P31"/>
      <text:p text:style-name="P31"/>
      <text:p text:style-name="P22"/>
      <text:p text:style-name="P30"/>
      <text:p text:style-name="P22"/>
      <text:p text:style-name="P29">A1<text:tab/><text:tab/><text:tab/><text:tab/>Arduino Nano Every</text:p>
      <text:p text:style-name="P26">U1, U2, U3 <text:tab/>TL074<text:tab/><text:tab/><text:span text:style-name="T56">Quad Opamp</text:span></text:p>
      <text:p text:style-name="P25">U4, U5<text:tab/><text:tab/>TLC5940s<text:tab/>16 channel PWM LED driver</text:p>
      <text:p text:style-name="P25">U6, U7<text:tab/><text:tab/><text:span text:style-name="T54">74HC595<text:tab/></text:span><text:span text:style-name="T55">8 Bit Shift register</text:span></text:p>
      <text:p text:style-name="P24">U8<text:tab/><text:tab/>24C256<text:tab/><text:tab/><text:span text:style-name="T56">Serial EEPROM 256KB</text:span></text:p>
      <text:p text:style-name="P24">U9<text:tab/><text:tab/>6N137<text:tab/><text:tab/><text:span text:style-name="T56">Opto couple</text:span><text:span text:style-name="T57">r</text:span></text:p>
      <text:p text:style-name="P27">U10<text:tab/><text:tab/>TL072<text:tab/><text:tab/><text:span text:style-name="T56">Dual Opamp</text:span></text:p>
      <text:p text:style-name="P28">U11<text:tab/><text:tab/><text:span text:style-name="T73">LM</text:span>7805<text:tab/><text:tab/><text:span text:style-name="T56">Voltage regulator </text:span><text:span text:style-name="T61">(5 volt, 1 A)</text:span></text:p>
      <text:p text:style-name="P24">U1<text:span text:style-name="T55">2</text:span><text:tab/><text:tab/>16x2 LCD I2C<text:tab/><text:span text:style-name="T56">Standard 16x2 LCD screen with </text:span><text:span text:style-name="T62">an </text:span><text:span text:style-name="T56">I2C interface</text:span></text:p>
      <text:p text:style-name="P24"/>
      <text:p text:style-name="P24"/>
      <text:h text:style-name="P46" text:outline-level="1">IMPORTANT!!</text:h>
      <text:p text:style-name="P30">It is highly advised to use a<text:span text:style-name="T64">n appropriate</text:span> heat sink for the <text:span text:style-name="T73">LM</text:span>7805. Depending on the current that your LEDs draw, it can become quite hot. </text:p>
      <text:p text:style-name="P55"><text:span text:style-name="T68"/></text:p>
      <text:p text:style-name="P59"/>
      <text:p text:style-name="P3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apple-system" svg:font-family="apple-system, BlinkMacSystemFont, 'Segoe UI', Roboto, Oxygen-Sans, Ubuntu, Cantarell, 'Helvetica Neue', sans-serif"/>
    <style:font-face style:name="apple-system1" svg:font-family="apple-system, BlinkMacSystemFont, 'Segoe UI', Helvetica, Arial, sans-serif, 'Apple Color Emoji', 'Segoe UI Emoji', 'Segoe UI 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Standaard"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tandaardalinea-lettertype"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5b9bd5"/>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fo:background-color="transparent" draw:fill="none" draw:fill-color="#5b9bd5"/>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MP0" style:page-layout-name="Mpm2" draw:style-name="Mdp1">
      <style:header>
        <text:p text:style-name="Header"><draw:frame draw:style-name="Mfr1" draw:name="Afbeelding2" text:anchor-type="char" svg:x="14.808cm" svg:y="-0.815cm" svg:width="1.981cm" svg:height="1.496cm" draw:z-index="3"><draw:image xlink:href="Pictures/100000010000010E000000CC3321BA80C41251A2.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creation-date>2022-01-11T17:18:00Z</meta:creation-date>
    <dc:date>2022-01-25T22:25:43.408000000</dc:date>
    <meta:editing-cycles>47</meta:editing-cycles>
    <meta:editing-duration>PT19H25M42S</meta:editing-duration>
    <meta:document-statistic meta:table-count="1" meta:image-count="1" meta:object-count="0" meta:page-count="4" meta:paragraph-count="113" meta:word-count="1396" meta:character-count="7947" meta:non-whitespace-character-count="6588"/>
    <meta:template xlink:type="simple" xlink:actuate="onRequest" xlink:title="" xlink:href="../PM-909.odt/Normal"/>
  </office:meta>
</office:document-meta>
</file>